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20000003206AA0DD12.png"/>
  <manifest:file-entry manifest:media-type="image/png" manifest:full-path="Pictures/100000000000005E0000005EA38222DC.png"/>
  <manifest:file-entry manifest:media-type="image/png" manifest:full-path="Pictures/100002010000003A000000325E09BA04.png"/>
  <manifest:file-entry manifest:media-type="image/png" manifest:full-path="Pictures/100002010000004100000036C35C4F1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Объект_20_без_20_заливки_20_и_20_контура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Объект_20_без_20_заливки_20_и_20_контура">
      <style:graphic-properties draw:stroke="solid" svg:stroke-color="#000000" draw:fill="bitmap" draw:fill-color="#cfe7f5" draw:fill-image-name="Aqua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ъект_20_без_20_заливки_20_и_20_контура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-color="#ffffff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88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7cm" fo:min-width="1.06cm"/>
    </style:style>
    <style:style style:name="P1" style:family="paragraph">
      <style:paragraph-properties fo:text-align="center"/>
    </style:style>
    <style:style style:name="P2" style:family="paragraph">
      <style:text-properties fo:font-family="Greece" style:font-style-name="Обычный" fo:font-size="18pt" style:font-size-asian="18pt" style:font-size-complex="18pt"/>
    </style:style>
    <style:style style:name="T1" style:family="text">
      <style:text-properties fo:font-family="'Segoe UI'" style:font-style-name="Обычный" fo:font-size="18pt" style:font-family-asian="'Segoe UI'" style:font-style-name-asian="Обычный" style:font-size-asian="18pt" style:font-family-complex="'Segoe UI'" style:font-style-name-complex="Обычный" style:font-size-complex="18pt"/>
    </style:style>
    <style:style style:name="T2" style:family="text">
      <style:text-properties fo:font-family="Greece" style:font-style-name="Обычный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18.999cm" svg:height="18.999cm" svg:x="0.972cm" svg:y="5.332cm">
          <draw:image xlink:href="Pictures/1000020100000320000003206AA0DD12.png" xlink:type="simple" xlink:show="embed" xlink:actuate="onLoad">
            <text:p/>
          </draw:image>
        </draw:frame>
        <draw:frame draw:style-name="gr2" draw:text-style-name="P1" draw:layer="layout" svg:width="0.934cm" svg:height="0.805cm" svg:x="17.09cm" svg:y="21.395cm">
          <draw:image xlink:href="Pictures/100002010000004100000036C35C4F18.png" xlink:type="simple" xlink:show="embed" xlink:actuate="onLoad">
            <text:p/>
          </draw:image>
        </draw:frame>
        <draw:frame draw:style-name="gr3" draw:text-style-name="P1" draw:layer="layout" svg:width="0.941cm" svg:height="0.8cm" svg:x="3.377cm" svg:y="7.629cm">
          <draw:image xlink:href="Pictures/100002010000003A000000325E09BA04.png" xlink:type="simple" xlink:show="embed" xlink:actuate="onLoad">
            <text:p/>
          </draw:image>
        </draw:frame>
        <draw:rect draw:style-name="gr4" draw:text-style-name="P1" draw:layer="layout" svg:width="1.1cm" svg:height="0.7cm" svg:x="10.2cm" svg:y="22.8cm">
          <text:p/>
        </draw:rect>
        <draw:rect draw:style-name="gr4" draw:text-style-name="P1" draw:layer="layout" svg:width="1.1cm" svg:height="1.4cm" svg:x="1.8cm" svg:y="14.2cm">
          <text:p/>
        </draw:rect>
        <draw:frame draw:style-name="gr5" draw:layer="layout" svg:width="1.315cm" svg:height="0.963cm" svg:x="10.2cm" svg:y="17.8cm">
          <draw:text-box>
            <text:p>PF</text:p>
          </draw:text-box>
        </draw:frame>
        <draw:frame draw:style-name="gr6" draw:layer="layout" svg:width="1.383cm" svg:height="0.963cm" svg:x="12.9cm" svg:y="17.137cm">
          <draw:text-box>
            <text:p>NS</text:p>
          </draw:text-box>
        </draw:frame>
        <draw:frame draw:style-name="gr7" draw:text-style-name="P2" draw:layer="layout" svg:width="1.56cm" svg:height="1.107cm" svg:x="16.44cm" svg:y="16.893cm">
          <draw:text-box>
            <text:p><text:span text:style-name="T1">ν</text:span><text:span text:style-name="T2">=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qua" xlink:href="Pictures/100000000000005E0000005EA38222DC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Кирилл Зайчиков</meta:initial-creator>
    <meta:creation-date>2024-06-21T16:22:50.96</meta:creation-date>
    <dc:date>2024-06-21T16:57:05.36</dc:date>
    <dc:creator>Кирилл Зайчиков</dc:creator>
    <meta:editing-duration>PT3M14S</meta:editing-duration>
    <meta:editing-cycles>1</meta:editing-cycles>
    <meta:document-statistic meta:object-count="8"/>
    <meta:generator>OpenOffice/4.1.13$Win32 OpenOffice.org_project/4113m1$Build-9810</meta:generator>
  </office:meta>
</office:document-meta>
</file>